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1118cedd951bb9c619bb4d18c1ef99fe" style:family="table-column">
      <style:table-column-properties fo:break-before="auto" style:use-optimal-column-width="false" style:column-width="6cm"/>
    </style:style>
    <style:style style:name="odsStyleTableColumn-355b3e3db8f8ef1b6128e88cfae0da19" style:family="table-column">
      <style:table-column-properties fo:break-before="auto" style:use-optimal-column-width="false" style:column-width="5cm"/>
    </style:style>
    <style:style style:name="odsStyleTableColumn-90fcf367a7f4f93845001dac95ef90d0" style:family="table-column">
      <style:table-column-properties fo:break-before="auto" style:use-optimal-column-width="false" style:column-width="3cm"/>
    </style:style>
    <style:style style:name="odsStyleTableCell-43bbd1be14220c51f9fdf8165da370d5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8fcfef2775ebb9bd5ff70838bcf3b74d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0feb5d108310b87dfee04becea5dfa84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f1418ff865f2d836e6abca462538adc2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0dffdbea1870d12b3a485e9fad99205f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e5e41dcd600c61d9aba34ab6f1eff490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1118cedd951bb9c619bb4d18c1ef99fe" table:default-cell-style-name="Default"/>
        <table:table-column table:style-name="odsStyleTableColumn-355b3e3db8f8ef1b6128e88cfae0da19" table:default-cell-style-name="Default"/>
        <table:table-column table:style-name="odsStyleTableColumn-90fcf367a7f4f93845001dac95ef90d0" table:default-cell-style-name="Default"/>
        <table:table-column table:style-name="odsStyleTableColumn-90fcf367a7f4f93845001dac95ef90d0" table:default-cell-style-name="Default"/>
        <table:table-column table:style-name="odsStyleTableColumn-90fcf367a7f4f93845001dac95ef90d0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43bbd1be14220c51f9fdf8165da370d5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8fcfef2775ebb9bd5ff70838bcf3b74d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8fcfef2775ebb9bd5ff70838bcf3b74d" table:number-columns-spanned="5" table:number-rows-spanned="1" office:value-type="string">
            <text:p>TABLA No. 24-24</text:p>
          </table:table-cell>
          <table:covered-table-cell table:number-columns-repeated="4"/>
        </table:table-row>
        <table:table-row table:style-name="ro1">
          <table:table-cell table:style-name="odsStyleTableCell-8fcfef2775ebb9bd5ff70838bcf3b74d" table:number-columns-spanned="5" table:number-rows-spanned="1" office:value-type="string">
            <text:p>TABLA DE COTIZACIONES DEL 5 DE FEBRERO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8fcfef2775ebb9bd5ff70838bcf3b74d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0feb5d108310b87dfee04becea5dfa84" office:value-type="string">
            <text:p>PAIS</text:p>
          </table:table-cell>
          <table:table-cell table:style-name="odsStyleTableCell-0feb5d108310b87dfee04becea5dfa84" office:value-type="string">
            <text:p>UNIDAD MONETARIA</text:p>
          </table:table-cell>
          <table:table-cell table:style-name="odsStyleTableCell-0feb5d108310b87dfee04becea5dfa84" office:value-type="string">
            <text:p>MONEDA</text:p>
          </table:table-cell>
          <table:table-cell table:style-name="odsStyleTableCell-0feb5d108310b87dfee04becea5dfa84" office:value-type="string">
            <text:p>TIPO DE CAMBIO EN Bs POR UNIDAD DE MONEDA EXTRANJERA</text:p>
          </table:table-cell>
          <table:table-cell table:style-name="odsStyleTableCell-0feb5d108310b87dfee04becea5dfa84" office:value-type="string">
            <text:p>TIPO DE CAMBIO EN M.E.</text:p>
          </table:table-cell>
        </table:table-row>
        <table:table-row table:style-name="ro1">
          <table:table-cell table:style-name="odsStyleTableCell-f1418ff865f2d836e6abca462538adc2" office:value-type="string">
            <text:p>ESTADOS UNIDOS</text:p>
          </table:table-cell>
          <table:table-cell table:style-name="odsStyleTableCell-f1418ff865f2d836e6abca462538adc2" office:value-type="string">
            <text:p>DOLAR VENTA</text:p>
          </table:table-cell>
          <table:table-cell table:style-name="odsStyleTableCell-f1418ff865f2d836e6abca462538adc2" office:value-type="string">
            <text:p>USD.VENTA</text:p>
          </table:table-cell>
          <table:table-cell table:style-name="odsStyleTableCell-0dffdbea1870d12b3a485e9fad99205f" office:value-type="string">
            <text:p>6.96000</text:p>
          </table:table-cell>
          <table:table-cell table:style-name="odsStyleTableCell-0dffdbea1870d12b3a485e9fad99205f" office:value-type="string">
            <text:p/>
          </table:table-cell>
        </table:table-row>
        <table:table-row table:style-name="ro1">
          <table:table-cell table:style-name="odsStyleTableCell-f1418ff865f2d836e6abca462538adc2" office:value-type="string">
            <text:p>ESTADOS UNIDOS</text:p>
          </table:table-cell>
          <table:table-cell table:style-name="odsStyleTableCell-f1418ff865f2d836e6abca462538adc2" office:value-type="string">
            <text:p>DOLAR COMPRA</text:p>
          </table:table-cell>
          <table:table-cell table:style-name="odsStyleTableCell-f1418ff865f2d836e6abca462538adc2" office:value-type="string">
            <text:p>USD.COMPRA</text:p>
          </table:table-cell>
          <table:table-cell table:style-name="odsStyleTableCell-0dffdbea1870d12b3a485e9fad99205f" office:value-type="string">
            <text:p>6.86000</text:p>
          </table:table-cell>
          <table:table-cell table:style-name="odsStyleTableCell-0dffdbea1870d12b3a485e9fad99205f" office:value-type="string">
            <text:p/>
          </table:table-cell>
        </table:table-row>
        <table:table-row table:style-name="ro1">
          <table:table-cell table:style-name="odsStyleTableCell-f1418ff865f2d836e6abca462538adc2" office:value-type="string">
            <text:p>UNION EUROPEA</text:p>
          </table:table-cell>
          <table:table-cell table:style-name="odsStyleTableCell-f1418ff865f2d836e6abca462538adc2" office:value-type="string">
            <text:p>EURO</text:p>
          </table:table-cell>
          <table:table-cell table:style-name="odsStyleTableCell-f1418ff865f2d836e6abca462538adc2" office:value-type="string">
            <text:p>EUR</text:p>
          </table:table-cell>
          <table:table-cell table:style-name="odsStyleTableCell-0dffdbea1870d12b3a485e9fad99205f" office:value-type="string">
            <text:p>7.40197</text:p>
          </table:table-cell>
          <table:table-cell table:style-name="odsStyleTableCell-0dffdbea1870d12b3a485e9fad99205f" office:value-type="string">
            <text:p>0.92678</text:p>
          </table:table-cell>
        </table:table-row>
        <table:table-row table:style-name="ro1">
          <table:table-cell table:style-name="odsStyleTableCell-f1418ff865f2d836e6abca462538adc2" office:value-type="string">
            <text:p>JAPON</text:p>
          </table:table-cell>
          <table:table-cell table:style-name="odsStyleTableCell-f1418ff865f2d836e6abca462538adc2" office:value-type="string">
            <text:p>YEN</text:p>
          </table:table-cell>
          <table:table-cell table:style-name="odsStyleTableCell-f1418ff865f2d836e6abca462538adc2" office:value-type="string">
            <text:p>JPY</text:p>
          </table:table-cell>
          <table:table-cell table:style-name="odsStyleTableCell-0dffdbea1870d12b3a485e9fad99205f" office:value-type="string">
            <text:p>0.04627</text:p>
          </table:table-cell>
          <table:table-cell table:style-name="odsStyleTableCell-0dffdbea1870d12b3a485e9fad99205f" office:value-type="string">
            <text:p>148.25000</text:p>
          </table:table-cell>
        </table:table-row>
        <table:table-row table:style-name="ro1">
          <table:table-cell table:style-name="odsStyleTableCell-f1418ff865f2d836e6abca462538adc2" office:value-type="string">
            <text:p>ARABIA SAUDITA</text:p>
          </table:table-cell>
          <table:table-cell table:style-name="odsStyleTableCell-f1418ff865f2d836e6abca462538adc2" office:value-type="string">
            <text:p>RIYAL SAUDÍ</text:p>
          </table:table-cell>
          <table:table-cell table:style-name="odsStyleTableCell-f1418ff865f2d836e6abca462538adc2" office:value-type="string">
            <text:p>SAR</text:p>
          </table:table-cell>
          <table:table-cell table:style-name="odsStyleTableCell-0dffdbea1870d12b3a485e9fad99205f" office:value-type="string">
            <text:p>1.82933</text:p>
          </table:table-cell>
          <table:table-cell table:style-name="odsStyleTableCell-0dffdbea1870d12b3a485e9fad99205f" office:value-type="string">
            <text:p>3.75000</text:p>
          </table:table-cell>
        </table:table-row>
        <table:table-row table:style-name="ro1">
          <table:table-cell table:style-name="odsStyleTableCell-f1418ff865f2d836e6abca462538adc2" office:value-type="string">
            <text:p>ARGELIA</text:p>
          </table:table-cell>
          <table:table-cell table:style-name="odsStyleTableCell-f1418ff865f2d836e6abca462538adc2" office:value-type="string">
            <text:p>DINAR ARGELINO</text:p>
          </table:table-cell>
          <table:table-cell table:style-name="odsStyleTableCell-f1418ff865f2d836e6abca462538adc2" office:value-type="string">
            <text:p>DZD</text:p>
          </table:table-cell>
          <table:table-cell table:style-name="odsStyleTableCell-0dffdbea1870d12b3a485e9fad99205f" office:value-type="string">
            <text:p>0.05102</text:p>
          </table:table-cell>
          <table:table-cell table:style-name="odsStyleTableCell-0dffdbea1870d12b3a485e9fad99205f" office:value-type="string">
            <text:p>134.45250</text:p>
          </table:table-cell>
        </table:table-row>
        <table:table-row table:style-name="ro1">
          <table:table-cell table:style-name="odsStyleTableCell-f1418ff865f2d836e6abca462538adc2" office:value-type="string">
            <text:p>ARGENTINA</text:p>
          </table:table-cell>
          <table:table-cell table:style-name="odsStyleTableCell-f1418ff865f2d836e6abca462538adc2" office:value-type="string">
            <text:p>PESO</text:p>
          </table:table-cell>
          <table:table-cell table:style-name="odsStyleTableCell-f1418ff865f2d836e6abca462538adc2" office:value-type="string">
            <text:p>ARS</text:p>
          </table:table-cell>
          <table:table-cell table:style-name="odsStyleTableCell-0dffdbea1870d12b3a485e9fad99205f" office:value-type="string">
            <text:p>0.00829</text:p>
          </table:table-cell>
          <table:table-cell table:style-name="odsStyleTableCell-0dffdbea1870d12b3a485e9fad99205f" office:value-type="string">
            <text:p>827.37990</text:p>
          </table:table-cell>
        </table:table-row>
        <table:table-row table:style-name="ro1">
          <table:table-cell table:style-name="odsStyleTableCell-f1418ff865f2d836e6abca462538adc2" office:value-type="string">
            <text:p>AUSTRALIA</text:p>
          </table:table-cell>
          <table:table-cell table:style-name="odsStyleTableCell-f1418ff865f2d836e6abca462538adc2" office:value-type="string">
            <text:p>DÓLAR</text:p>
          </table:table-cell>
          <table:table-cell table:style-name="odsStyleTableCell-f1418ff865f2d836e6abca462538adc2" office:value-type="string">
            <text:p>AUD</text:p>
          </table:table-cell>
          <table:table-cell table:style-name="odsStyleTableCell-0dffdbea1870d12b3a485e9fad99205f" office:value-type="string">
            <text:p>4.46859</text:p>
          </table:table-cell>
          <table:table-cell table:style-name="odsStyleTableCell-0dffdbea1870d12b3a485e9fad99205f" office:value-type="string">
            <text:p>1.53516</text:p>
          </table:table-cell>
        </table:table-row>
        <table:table-row table:style-name="ro1">
          <table:table-cell table:style-name="odsStyleTableCell-f1418ff865f2d836e6abca462538adc2" office:value-type="string">
            <text:p>BRASIL</text:p>
          </table:table-cell>
          <table:table-cell table:style-name="odsStyleTableCell-f1418ff865f2d836e6abca462538adc2" office:value-type="string">
            <text:p>REAL</text:p>
          </table:table-cell>
          <table:table-cell table:style-name="odsStyleTableCell-f1418ff865f2d836e6abca462538adc2" office:value-type="string">
            <text:p>BRL</text:p>
          </table:table-cell>
          <table:table-cell table:style-name="odsStyleTableCell-0dffdbea1870d12b3a485e9fad99205f" office:value-type="string">
            <text:p>1.37978</text:p>
          </table:table-cell>
          <table:table-cell table:style-name="odsStyleTableCell-0dffdbea1870d12b3a485e9fad99205f" office:value-type="string">
            <text:p>4.97180</text:p>
          </table:table-cell>
        </table:table-row>
        <table:table-row table:style-name="ro1">
          <table:table-cell table:style-name="odsStyleTableCell-f1418ff865f2d836e6abca462538adc2" office:value-type="string">
            <text:p>CANADA</text:p>
          </table:table-cell>
          <table:table-cell table:style-name="odsStyleTableCell-f1418ff865f2d836e6abca462538adc2" office:value-type="string">
            <text:p>DÓLAR</text:p>
          </table:table-cell>
          <table:table-cell table:style-name="odsStyleTableCell-f1418ff865f2d836e6abca462538adc2" office:value-type="string">
            <text:p>CAD</text:p>
          </table:table-cell>
          <table:table-cell table:style-name="odsStyleTableCell-0dffdbea1870d12b3a485e9fad99205f" office:value-type="string">
            <text:p>5.09431</text:p>
          </table:table-cell>
          <table:table-cell table:style-name="odsStyleTableCell-0dffdbea1870d12b3a485e9fad99205f" office:value-type="string">
            <text:p>1.34660</text:p>
          </table:table-cell>
        </table:table-row>
        <table:table-row table:style-name="ro1">
          <table:table-cell table:style-name="odsStyleTableCell-f1418ff865f2d836e6abca462538adc2" office:value-type="string">
            <text:p>CHILE</text:p>
          </table:table-cell>
          <table:table-cell table:style-name="odsStyleTableCell-f1418ff865f2d836e6abca462538adc2" office:value-type="string">
            <text:p>PESO</text:p>
          </table:table-cell>
          <table:table-cell table:style-name="odsStyleTableCell-f1418ff865f2d836e6abca462538adc2" office:value-type="string">
            <text:p>CLP</text:p>
          </table:table-cell>
          <table:table-cell table:style-name="odsStyleTableCell-0dffdbea1870d12b3a485e9fad99205f" office:value-type="string">
            <text:p>0.00723</text:p>
          </table:table-cell>
          <table:table-cell table:style-name="odsStyleTableCell-0dffdbea1870d12b3a485e9fad99205f" office:value-type="string">
            <text:p>948.64000</text:p>
          </table:table-cell>
        </table:table-row>
        <table:table-row table:style-name="ro1">
          <table:table-cell table:style-name="odsStyleTableCell-f1418ff865f2d836e6abca462538adc2" office:value-type="string">
            <text:p>COLOMBIA</text:p>
          </table:table-cell>
          <table:table-cell table:style-name="odsStyleTableCell-f1418ff865f2d836e6abca462538adc2" office:value-type="string">
            <text:p>PESO</text:p>
          </table:table-cell>
          <table:table-cell table:style-name="odsStyleTableCell-f1418ff865f2d836e6abca462538adc2" office:value-type="string">
            <text:p>COP</text:p>
          </table:table-cell>
          <table:table-cell table:style-name="odsStyleTableCell-0dffdbea1870d12b3a485e9fad99205f" office:value-type="string">
            <text:p>0.00174</text:p>
          </table:table-cell>
          <table:table-cell table:style-name="odsStyleTableCell-0dffdbea1870d12b3a485e9fad99205f" office:value-type="string">
            <text:p>3,934.53000</text:p>
          </table:table-cell>
        </table:table-row>
        <table:table-row table:style-name="ro1">
          <table:table-cell table:style-name="odsStyleTableCell-f1418ff865f2d836e6abca462538adc2" office:value-type="string">
            <text:p>COREA DEL SUR</text:p>
          </table:table-cell>
          <table:table-cell table:style-name="odsStyleTableCell-f1418ff865f2d836e6abca462538adc2" office:value-type="string">
            <text:p>WON</text:p>
          </table:table-cell>
          <table:table-cell table:style-name="odsStyleTableCell-f1418ff865f2d836e6abca462538adc2" office:value-type="string">
            <text:p>KRW</text:p>
          </table:table-cell>
          <table:table-cell table:style-name="odsStyleTableCell-0dffdbea1870d12b3a485e9fad99205f" office:value-type="string">
            <text:p>0.00519</text:p>
          </table:table-cell>
          <table:table-cell table:style-name="odsStyleTableCell-0dffdbea1870d12b3a485e9fad99205f" office:value-type="string">
            <text:p>1,322.07000</text:p>
          </table:table-cell>
        </table:table-row>
        <table:table-row table:style-name="ro1">
          <table:table-cell table:style-name="odsStyleTableCell-f1418ff865f2d836e6abca462538adc2" office:value-type="string">
            <text:p>COSTA RICA</text:p>
          </table:table-cell>
          <table:table-cell table:style-name="odsStyleTableCell-f1418ff865f2d836e6abca462538adc2" office:value-type="string">
            <text:p>COLON COSTARRICENSE</text:p>
          </table:table-cell>
          <table:table-cell table:style-name="odsStyleTableCell-f1418ff865f2d836e6abca462538adc2" office:value-type="string">
            <text:p>CRC</text:p>
          </table:table-cell>
          <table:table-cell table:style-name="odsStyleTableCell-0dffdbea1870d12b3a485e9fad99205f" office:value-type="string">
            <text:p>0.01322</text:p>
          </table:table-cell>
          <table:table-cell table:style-name="odsStyleTableCell-0dffdbea1870d12b3a485e9fad99205f" office:value-type="string">
            <text:p>519.05000</text:p>
          </table:table-cell>
        </table:table-row>
        <table:table-row table:style-name="ro1">
          <table:table-cell table:style-name="odsStyleTableCell-f1418ff865f2d836e6abca462538adc2" office:value-type="string">
            <text:p>REPUBLICA CHECA</text:p>
          </table:table-cell>
          <table:table-cell table:style-name="odsStyleTableCell-f1418ff865f2d836e6abca462538adc2" office:value-type="string">
            <text:p>CORONA CHECA</text:p>
          </table:table-cell>
          <table:table-cell table:style-name="odsStyleTableCell-f1418ff865f2d836e6abca462538adc2" office:value-type="string">
            <text:p>CZK</text:p>
          </table:table-cell>
          <table:table-cell table:style-name="odsStyleTableCell-0dffdbea1870d12b3a485e9fad99205f" office:value-type="string">
            <text:p>0.29680</text:p>
          </table:table-cell>
          <table:table-cell table:style-name="odsStyleTableCell-0dffdbea1870d12b3a485e9fad99205f" office:value-type="string">
            <text:p>23.11340</text:p>
          </table:table-cell>
        </table:table-row>
        <table:table-row table:style-name="ro1">
          <table:table-cell table:style-name="odsStyleTableCell-f1418ff865f2d836e6abca462538adc2" office:value-type="string">
            <text:p>DINAMARCA</text:p>
          </table:table-cell>
          <table:table-cell table:style-name="odsStyleTableCell-f1418ff865f2d836e6abca462538adc2" office:value-type="string">
            <text:p>CORONA</text:p>
          </table:table-cell>
          <table:table-cell table:style-name="odsStyleTableCell-f1418ff865f2d836e6abca462538adc2" office:value-type="string">
            <text:p>DKK</text:p>
          </table:table-cell>
          <table:table-cell table:style-name="odsStyleTableCell-0dffdbea1870d12b3a485e9fad99205f" office:value-type="string">
            <text:p>0.99302</text:p>
          </table:table-cell>
          <table:table-cell table:style-name="odsStyleTableCell-0dffdbea1870d12b3a485e9fad99205f" office:value-type="string">
            <text:p>6.90820</text:p>
          </table:table-cell>
        </table:table-row>
        <table:table-row table:style-name="ro1">
          <table:table-cell table:style-name="odsStyleTableCell-f1418ff865f2d836e6abca462538adc2" office:value-type="string">
            <text:p>ECUADOR</text:p>
          </table:table-cell>
          <table:table-cell table:style-name="odsStyleTableCell-f1418ff865f2d836e6abca462538adc2" office:value-type="string">
            <text:p>DÓLAR</text:p>
          </table:table-cell>
          <table:table-cell table:style-name="odsStyleTableCell-f1418ff865f2d836e6abca462538adc2" office:value-type="string">
            <text:p>USD</text:p>
          </table:table-cell>
          <table:table-cell table:style-name="odsStyleTableCell-0dffdbea1870d12b3a485e9fad99205f" office:value-type="string">
            <text:p>6.86000</text:p>
          </table:table-cell>
          <table:table-cell table:style-name="odsStyleTableCell-0dffdbea1870d12b3a485e9fad99205f" office:value-type="string">
            <text:p>1.00000</text:p>
          </table:table-cell>
        </table:table-row>
        <table:table-row table:style-name="ro1">
          <table:table-cell table:style-name="odsStyleTableCell-f1418ff865f2d836e6abca462538adc2" office:value-type="string">
            <text:p>EMIRATOS ARABES</text:p>
          </table:table-cell>
          <table:table-cell table:style-name="odsStyleTableCell-f1418ff865f2d836e6abca462538adc2" office:value-type="string">
            <text:p>DIRHAM</text:p>
          </table:table-cell>
          <table:table-cell table:style-name="odsStyleTableCell-f1418ff865f2d836e6abca462538adc2" office:value-type="string">
            <text:p>AED</text:p>
          </table:table-cell>
          <table:table-cell table:style-name="odsStyleTableCell-0dffdbea1870d12b3a485e9fad99205f" office:value-type="string">
            <text:p>1.86768</text:p>
          </table:table-cell>
          <table:table-cell table:style-name="odsStyleTableCell-0dffdbea1870d12b3a485e9fad99205f" office:value-type="string">
            <text:p>3.67300</text:p>
          </table:table-cell>
        </table:table-row>
        <table:table-row table:style-name="ro1">
          <table:table-cell table:style-name="odsStyleTableCell-f1418ff865f2d836e6abca462538adc2" office:value-type="string">
            <text:p>FILIPINAS</text:p>
          </table:table-cell>
          <table:table-cell table:style-name="odsStyleTableCell-f1418ff865f2d836e6abca462538adc2" office:value-type="string">
            <text:p>PESO FILIPINO</text:p>
          </table:table-cell>
          <table:table-cell table:style-name="odsStyleTableCell-f1418ff865f2d836e6abca462538adc2" office:value-type="string">
            <text:p>PHP</text:p>
          </table:table-cell>
          <table:table-cell table:style-name="odsStyleTableCell-0dffdbea1870d12b3a485e9fad99205f" office:value-type="string">
            <text:p>0.12266</text:p>
          </table:table-cell>
          <table:table-cell table:style-name="odsStyleTableCell-0dffdbea1870d12b3a485e9fad99205f" office:value-type="string">
            <text:p>55.92500</text:p>
          </table:table-cell>
        </table:table-row>
        <table:table-row table:style-name="ro1">
          <table:table-cell table:style-name="odsStyleTableCell-f1418ff865f2d836e6abca462538adc2" office:value-type="string">
            <text:p>HAITÍ</text:p>
          </table:table-cell>
          <table:table-cell table:style-name="odsStyleTableCell-f1418ff865f2d836e6abca462538adc2" office:value-type="string">
            <text:p>GOURDE</text:p>
          </table:table-cell>
          <table:table-cell table:style-name="odsStyleTableCell-f1418ff865f2d836e6abca462538adc2" office:value-type="string">
            <text:p>HTG</text:p>
          </table:table-cell>
          <table:table-cell table:style-name="odsStyleTableCell-0dffdbea1870d12b3a485e9fad99205f" office:value-type="string">
            <text:p>0.05219</text:p>
          </table:table-cell>
          <table:table-cell table:style-name="odsStyleTableCell-0dffdbea1870d12b3a485e9fad99205f" office:value-type="string">
            <text:p>131.45180</text:p>
          </table:table-cell>
        </table:table-row>
        <table:table-row table:style-name="ro1">
          <table:table-cell table:style-name="odsStyleTableCell-f1418ff865f2d836e6abca462538adc2" office:value-type="string">
            <text:p>HONG KONG</text:p>
          </table:table-cell>
          <table:table-cell table:style-name="odsStyleTableCell-f1418ff865f2d836e6abca462538adc2" office:value-type="string">
            <text:p>DÓLAR</text:p>
          </table:table-cell>
          <table:table-cell table:style-name="odsStyleTableCell-f1418ff865f2d836e6abca462538adc2" office:value-type="string">
            <text:p>HKD</text:p>
          </table:table-cell>
          <table:table-cell table:style-name="odsStyleTableCell-0dffdbea1870d12b3a485e9fad99205f" office:value-type="string">
            <text:p>0.87713</text:p>
          </table:table-cell>
          <table:table-cell table:style-name="odsStyleTableCell-0dffdbea1870d12b3a485e9fad99205f" office:value-type="string">
            <text:p>7.82100</text:p>
          </table:table-cell>
        </table:table-row>
        <table:table-row table:style-name="ro1">
          <table:table-cell table:style-name="odsStyleTableCell-f1418ff865f2d836e6abca462538adc2" office:value-type="string">
            <text:p>INDIA</text:p>
          </table:table-cell>
          <table:table-cell table:style-name="odsStyleTableCell-f1418ff865f2d836e6abca462538adc2" office:value-type="string">
            <text:p>RUPIA</text:p>
          </table:table-cell>
          <table:table-cell table:style-name="odsStyleTableCell-f1418ff865f2d836e6abca462538adc2" office:value-type="string">
            <text:p>INR</text:p>
          </table:table-cell>
          <table:table-cell table:style-name="odsStyleTableCell-0dffdbea1870d12b3a485e9fad99205f" office:value-type="string">
            <text:p>0.08272</text:p>
          </table:table-cell>
          <table:table-cell table:style-name="odsStyleTableCell-0dffdbea1870d12b3a485e9fad99205f" office:value-type="string">
            <text:p>82.92630</text:p>
          </table:table-cell>
        </table:table-row>
        <table:table-row table:style-name="ro1">
          <table:table-cell table:style-name="odsStyleTableCell-f1418ff865f2d836e6abca462538adc2" office:value-type="string">
            <text:p>INDONESIA</text:p>
          </table:table-cell>
          <table:table-cell table:style-name="odsStyleTableCell-f1418ff865f2d836e6abca462538adc2" office:value-type="string">
            <text:p>RUPIA INDONESIA</text:p>
          </table:table-cell>
          <table:table-cell table:style-name="odsStyleTableCell-f1418ff865f2d836e6abca462538adc2" office:value-type="string">
            <text:p>IDR</text:p>
          </table:table-cell>
          <table:table-cell table:style-name="odsStyleTableCell-0dffdbea1870d12b3a485e9fad99205f" office:value-type="string">
            <text:p>0.00044</text:p>
          </table:table-cell>
          <table:table-cell table:style-name="odsStyleTableCell-0dffdbea1870d12b3a485e9fad99205f" office:value-type="string">
            <text:p>15,657.50000</text:p>
          </table:table-cell>
        </table:table-row>
        <table:table-row table:style-name="ro1">
          <table:table-cell table:style-name="odsStyleTableCell-f1418ff865f2d836e6abca462538adc2" office:value-type="string">
            <text:p>ISRAEL</text:p>
          </table:table-cell>
          <table:table-cell table:style-name="odsStyleTableCell-f1418ff865f2d836e6abca462538adc2" office:value-type="string">
            <text:p>NUEVO SÉQUEL</text:p>
          </table:table-cell>
          <table:table-cell table:style-name="odsStyleTableCell-f1418ff865f2d836e6abca462538adc2" office:value-type="string">
            <text:p>ILS</text:p>
          </table:table-cell>
          <table:table-cell table:style-name="odsStyleTableCell-0dffdbea1870d12b3a485e9fad99205f" office:value-type="string">
            <text:p>1.87616</text:p>
          </table:table-cell>
          <table:table-cell table:style-name="odsStyleTableCell-0dffdbea1870d12b3a485e9fad99205f" office:value-type="string">
            <text:p>3.65640</text:p>
          </table:table-cell>
        </table:table-row>
        <table:table-row table:style-name="ro1">
          <table:table-cell table:style-name="odsStyleTableCell-f1418ff865f2d836e6abca462538adc2" office:value-type="string">
            <text:p>MALASIA</text:p>
          </table:table-cell>
          <table:table-cell table:style-name="odsStyleTableCell-f1418ff865f2d836e6abca462538adc2" office:value-type="string">
            <text:p>RINGGIT MALAYO</text:p>
          </table:table-cell>
          <table:table-cell table:style-name="odsStyleTableCell-f1418ff865f2d836e6abca462538adc2" office:value-type="string">
            <text:p>MYR</text:p>
          </table:table-cell>
          <table:table-cell table:style-name="odsStyleTableCell-0dffdbea1870d12b3a485e9fad99205f" office:value-type="string">
            <text:p>1.45431</text:p>
          </table:table-cell>
          <table:table-cell table:style-name="odsStyleTableCell-0dffdbea1870d12b3a485e9fad99205f" office:value-type="string">
            <text:p>4.71700</text:p>
          </table:table-cell>
        </table:table-row>
        <table:table-row table:style-name="ro1">
          <table:table-cell table:style-name="odsStyleTableCell-f1418ff865f2d836e6abca462538adc2" office:value-type="string">
            <text:p>MEXICO</text:p>
          </table:table-cell>
          <table:table-cell table:style-name="odsStyleTableCell-f1418ff865f2d836e6abca462538adc2" office:value-type="string">
            <text:p>PESO</text:p>
          </table:table-cell>
          <table:table-cell table:style-name="odsStyleTableCell-f1418ff865f2d836e6abca462538adc2" office:value-type="string">
            <text:p>MXN</text:p>
          </table:table-cell>
          <table:table-cell table:style-name="odsStyleTableCell-0dffdbea1870d12b3a485e9fad99205f" office:value-type="string">
            <text:p>0.40008</text:p>
          </table:table-cell>
          <table:table-cell table:style-name="odsStyleTableCell-0dffdbea1870d12b3a485e9fad99205f" office:value-type="string">
            <text:p>17.14670</text:p>
          </table:table-cell>
        </table:table-row>
        <table:table-row table:style-name="ro1">
          <table:table-cell table:style-name="odsStyleTableCell-f1418ff865f2d836e6abca462538adc2" office:value-type="string">
            <text:p>NORUEGA</text:p>
          </table:table-cell>
          <table:table-cell table:style-name="odsStyleTableCell-f1418ff865f2d836e6abca462538adc2" office:value-type="string">
            <text:p>CORONA</text:p>
          </table:table-cell>
          <table:table-cell table:style-name="odsStyleTableCell-f1418ff865f2d836e6abca462538adc2" office:value-type="string">
            <text:p>NOK</text:p>
          </table:table-cell>
          <table:table-cell table:style-name="odsStyleTableCell-0dffdbea1870d12b3a485e9fad99205f" office:value-type="string">
            <text:p>0.64585</text:p>
          </table:table-cell>
          <table:table-cell table:style-name="odsStyleTableCell-0dffdbea1870d12b3a485e9fad99205f" office:value-type="string">
            <text:p>10.62170</text:p>
          </table:table-cell>
        </table:table-row>
        <table:table-row table:style-name="ro1">
          <table:table-cell table:style-name="odsStyleTableCell-f1418ff865f2d836e6abca462538adc2" office:value-type="string">
            <text:p>PANAMÁ</text:p>
          </table:table-cell>
          <table:table-cell table:style-name="odsStyleTableCell-f1418ff865f2d836e6abca462538adc2" office:value-type="string">
            <text:p>BALBOA</text:p>
          </table:table-cell>
          <table:table-cell table:style-name="odsStyleTableCell-f1418ff865f2d836e6abca462538adc2" office:value-type="string">
            <text:p>PAB</text:p>
          </table:table-cell>
          <table:table-cell table:style-name="odsStyleTableCell-0dffdbea1870d12b3a485e9fad99205f" office:value-type="string">
            <text:p>6.86000</text:p>
          </table:table-cell>
          <table:table-cell table:style-name="odsStyleTableCell-0dffdbea1870d12b3a485e9fad99205f" office:value-type="string">
            <text:p>1.00000</text:p>
          </table:table-cell>
        </table:table-row>
        <table:table-row table:style-name="ro1">
          <table:table-cell table:style-name="odsStyleTableCell-f1418ff865f2d836e6abca462538adc2" office:value-type="string">
            <text:p>PARAGUAY</text:p>
          </table:table-cell>
          <table:table-cell table:style-name="odsStyleTableCell-f1418ff865f2d836e6abca462538adc2" office:value-type="string">
            <text:p>GUARANI</text:p>
          </table:table-cell>
          <table:table-cell table:style-name="odsStyleTableCell-f1418ff865f2d836e6abca462538adc2" office:value-type="string">
            <text:p>PYG</text:p>
          </table:table-cell>
          <table:table-cell table:style-name="odsStyleTableCell-0dffdbea1870d12b3a485e9fad99205f" office:value-type="string">
            <text:p>0.00094</text:p>
          </table:table-cell>
          <table:table-cell table:style-name="odsStyleTableCell-0dffdbea1870d12b3a485e9fad99205f" office:value-type="string">
            <text:p>7,265.40000</text:p>
          </table:table-cell>
        </table:table-row>
        <table:table-row table:style-name="ro1">
          <table:table-cell table:style-name="odsStyleTableCell-f1418ff865f2d836e6abca462538adc2" office:value-type="string">
            <text:p>PERU</text:p>
          </table:table-cell>
          <table:table-cell table:style-name="odsStyleTableCell-f1418ff865f2d836e6abca462538adc2" office:value-type="string">
            <text:p>NUEVO SOL</text:p>
          </table:table-cell>
          <table:table-cell table:style-name="odsStyleTableCell-f1418ff865f2d836e6abca462538adc2" office:value-type="string">
            <text:p>PEN</text:p>
          </table:table-cell>
          <table:table-cell table:style-name="odsStyleTableCell-0dffdbea1870d12b3a485e9fad99205f" office:value-type="string">
            <text:p>1.79066</text:p>
          </table:table-cell>
          <table:table-cell table:style-name="odsStyleTableCell-0dffdbea1870d12b3a485e9fad99205f" office:value-type="string">
            <text:p>3.83100</text:p>
          </table:table-cell>
        </table:table-row>
        <table:table-row table:style-name="ro1">
          <table:table-cell table:style-name="odsStyleTableCell-f1418ff865f2d836e6abca462538adc2" office:value-type="string">
            <text:p>REINO UNIDO</text:p>
          </table:table-cell>
          <table:table-cell table:style-name="odsStyleTableCell-f1418ff865f2d836e6abca462538adc2" office:value-type="string">
            <text:p>LIBRA</text:p>
          </table:table-cell>
          <table:table-cell table:style-name="odsStyleTableCell-f1418ff865f2d836e6abca462538adc2" office:value-type="string">
            <text:p>GBP</text:p>
          </table:table-cell>
          <table:table-cell table:style-name="odsStyleTableCell-0dffdbea1870d12b3a485e9fad99205f" office:value-type="string">
            <text:p>8.66413</text:p>
          </table:table-cell>
          <table:table-cell table:style-name="odsStyleTableCell-0dffdbea1870d12b3a485e9fad99205f" office:value-type="string">
            <text:p>0.79177</text:p>
          </table:table-cell>
        </table:table-row>
        <table:table-row table:style-name="ro1">
          <table:table-cell table:style-name="odsStyleTableCell-f1418ff865f2d836e6abca462538adc2" office:value-type="string">
            <text:p>REPÚBLICA DOMINICANA</text:p>
          </table:table-cell>
          <table:table-cell table:style-name="odsStyleTableCell-f1418ff865f2d836e6abca462538adc2" office:value-type="string">
            <text:p>PESO DOMINICANO</text:p>
          </table:table-cell>
          <table:table-cell table:style-name="odsStyleTableCell-f1418ff865f2d836e6abca462538adc2" office:value-type="string">
            <text:p>DOP</text:p>
          </table:table-cell>
          <table:table-cell table:style-name="odsStyleTableCell-0dffdbea1870d12b3a485e9fad99205f" office:value-type="string">
            <text:p>0.11671</text:p>
          </table:table-cell>
          <table:table-cell table:style-name="odsStyleTableCell-0dffdbea1870d12b3a485e9fad99205f" office:value-type="string">
            <text:p>58.77800</text:p>
          </table:table-cell>
        </table:table-row>
        <table:table-row table:style-name="ro1">
          <table:table-cell table:style-name="odsStyleTableCell-f1418ff865f2d836e6abca462538adc2" office:value-type="string">
            <text:p>REP.POPULAR CHINA</text:p>
          </table:table-cell>
          <table:table-cell table:style-name="odsStyleTableCell-f1418ff865f2d836e6abca462538adc2" office:value-type="string">
            <text:p>YUAN RENMINBI OFFSHORE</text:p>
          </table:table-cell>
          <table:table-cell table:style-name="odsStyleTableCell-f1418ff865f2d836e6abca462538adc2" office:value-type="string">
            <text:p>CNH</text:p>
          </table:table-cell>
          <table:table-cell table:style-name="odsStyleTableCell-0dffdbea1870d12b3a485e9fad99205f" office:value-type="string">
            <text:p>0.95092</text:p>
          </table:table-cell>
          <table:table-cell table:style-name="odsStyleTableCell-0dffdbea1870d12b3a485e9fad99205f" office:value-type="string">
            <text:p>7.21410</text:p>
          </table:table-cell>
        </table:table-row>
        <table:table-row table:style-name="ro1">
          <table:table-cell table:style-name="odsStyleTableCell-f1418ff865f2d836e6abca462538adc2" office:value-type="string">
            <text:p>RUSIA</text:p>
          </table:table-cell>
          <table:table-cell table:style-name="odsStyleTableCell-f1418ff865f2d836e6abca462538adc2" office:value-type="string">
            <text:p>RUBLO RUSO</text:p>
          </table:table-cell>
          <table:table-cell table:style-name="odsStyleTableCell-f1418ff865f2d836e6abca462538adc2" office:value-type="string">
            <text:p>RUB</text:p>
          </table:table-cell>
          <table:table-cell table:style-name="odsStyleTableCell-0dffdbea1870d12b3a485e9fad99205f" office:value-type="string">
            <text:p>0.07560</text:p>
          </table:table-cell>
          <table:table-cell table:style-name="odsStyleTableCell-0dffdbea1870d12b3a485e9fad99205f" office:value-type="string">
            <text:p>90.74350</text:p>
          </table:table-cell>
        </table:table-row>
        <table:table-row table:style-name="ro1">
          <table:table-cell table:style-name="odsStyleTableCell-f1418ff865f2d836e6abca462538adc2" office:value-type="string">
            <text:p>SINGAPUR</text:p>
          </table:table-cell>
          <table:table-cell table:style-name="odsStyleTableCell-f1418ff865f2d836e6abca462538adc2" office:value-type="string">
            <text:p>DÓLAR</text:p>
          </table:table-cell>
          <table:table-cell table:style-name="odsStyleTableCell-f1418ff865f2d836e6abca462538adc2" office:value-type="string">
            <text:p>SGD</text:p>
          </table:table-cell>
          <table:table-cell table:style-name="odsStyleTableCell-0dffdbea1870d12b3a485e9fad99205f" office:value-type="string">
            <text:p>5.10797</text:p>
          </table:table-cell>
          <table:table-cell table:style-name="odsStyleTableCell-0dffdbea1870d12b3a485e9fad99205f" office:value-type="string">
            <text:p>1.34300</text:p>
          </table:table-cell>
        </table:table-row>
        <table:table-row table:style-name="ro1">
          <table:table-cell table:style-name="odsStyleTableCell-f1418ff865f2d836e6abca462538adc2" office:value-type="string">
            <text:p>SUDÁFRICA</text:p>
          </table:table-cell>
          <table:table-cell table:style-name="odsStyleTableCell-f1418ff865f2d836e6abca462538adc2" office:value-type="string">
            <text:p>RAND</text:p>
          </table:table-cell>
          <table:table-cell table:style-name="odsStyleTableCell-f1418ff865f2d836e6abca462538adc2" office:value-type="string">
            <text:p>ZAR</text:p>
          </table:table-cell>
          <table:table-cell table:style-name="odsStyleTableCell-0dffdbea1870d12b3a485e9fad99205f" office:value-type="string">
            <text:p>0.36291</text:p>
          </table:table-cell>
          <table:table-cell table:style-name="odsStyleTableCell-0dffdbea1870d12b3a485e9fad99205f" office:value-type="string">
            <text:p>18.90270</text:p>
          </table:table-cell>
        </table:table-row>
        <table:table-row table:style-name="ro1">
          <table:table-cell table:style-name="odsStyleTableCell-f1418ff865f2d836e6abca462538adc2" office:value-type="string">
            <text:p>SUECIA</text:p>
          </table:table-cell>
          <table:table-cell table:style-name="odsStyleTableCell-f1418ff865f2d836e6abca462538adc2" office:value-type="string">
            <text:p>CORONA</text:p>
          </table:table-cell>
          <table:table-cell table:style-name="odsStyleTableCell-f1418ff865f2d836e6abca462538adc2" office:value-type="string">
            <text:p>SEK</text:p>
          </table:table-cell>
          <table:table-cell table:style-name="odsStyleTableCell-0dffdbea1870d12b3a485e9fad99205f" office:value-type="string">
            <text:p>0.65383</text:p>
          </table:table-cell>
          <table:table-cell table:style-name="odsStyleTableCell-0dffdbea1870d12b3a485e9fad99205f" office:value-type="string">
            <text:p>10.49200</text:p>
          </table:table-cell>
        </table:table-row>
        <table:table-row table:style-name="ro1">
          <table:table-cell table:style-name="odsStyleTableCell-f1418ff865f2d836e6abca462538adc2" office:value-type="string">
            <text:p>SUIZA</text:p>
          </table:table-cell>
          <table:table-cell table:style-name="odsStyleTableCell-f1418ff865f2d836e6abca462538adc2" office:value-type="string">
            <text:p>FRANCO</text:p>
          </table:table-cell>
          <table:table-cell table:style-name="odsStyleTableCell-f1418ff865f2d836e6abca462538adc2" office:value-type="string">
            <text:p>CHF</text:p>
          </table:table-cell>
          <table:table-cell table:style-name="odsStyleTableCell-0dffdbea1870d12b3a485e9fad99205f" office:value-type="string">
            <text:p>7.91417</text:p>
          </table:table-cell>
          <table:table-cell table:style-name="odsStyleTableCell-0dffdbea1870d12b3a485e9fad99205f" office:value-type="string">
            <text:p>0.86680</text:p>
          </table:table-cell>
        </table:table-row>
        <table:table-row table:style-name="ro1">
          <table:table-cell table:style-name="odsStyleTableCell-f1418ff865f2d836e6abca462538adc2" office:value-type="string">
            <text:p>TAILANDIA</text:p>
          </table:table-cell>
          <table:table-cell table:style-name="odsStyleTableCell-f1418ff865f2d836e6abca462538adc2" office:value-type="string">
            <text:p>THAI BAHT</text:p>
          </table:table-cell>
          <table:table-cell table:style-name="odsStyleTableCell-f1418ff865f2d836e6abca462538adc2" office:value-type="string">
            <text:p>THB</text:p>
          </table:table-cell>
          <table:table-cell table:style-name="odsStyleTableCell-0dffdbea1870d12b3a485e9fad99205f" office:value-type="string">
            <text:p>0.19292</text:p>
          </table:table-cell>
          <table:table-cell table:style-name="odsStyleTableCell-0dffdbea1870d12b3a485e9fad99205f" office:value-type="string">
            <text:p>35.55800</text:p>
          </table:table-cell>
        </table:table-row>
        <table:table-row table:style-name="ro1">
          <table:table-cell table:style-name="odsStyleTableCell-f1418ff865f2d836e6abca462538adc2" office:value-type="string">
            <text:p>TAIWAN</text:p>
          </table:table-cell>
          <table:table-cell table:style-name="odsStyleTableCell-f1418ff865f2d836e6abca462538adc2" office:value-type="string">
            <text:p>DÓLAR</text:p>
          </table:table-cell>
          <table:table-cell table:style-name="odsStyleTableCell-f1418ff865f2d836e6abca462538adc2" office:value-type="string">
            <text:p>TWD</text:p>
          </table:table-cell>
          <table:table-cell table:style-name="odsStyleTableCell-0dffdbea1870d12b3a485e9fad99205f" office:value-type="string">
            <text:p>0.21965</text:p>
          </table:table-cell>
          <table:table-cell table:style-name="odsStyleTableCell-0dffdbea1870d12b3a485e9fad99205f" office:value-type="string">
            <text:p>31.23100</text:p>
          </table:table-cell>
        </table:table-row>
        <table:table-row table:style-name="ro1">
          <table:table-cell table:style-name="odsStyleTableCell-f1418ff865f2d836e6abca462538adc2" office:value-type="string">
            <text:p>TÚNEZ</text:p>
          </table:table-cell>
          <table:table-cell table:style-name="odsStyleTableCell-f1418ff865f2d836e6abca462538adc2" office:value-type="string">
            <text:p>DINAR TUNECINO</text:p>
          </table:table-cell>
          <table:table-cell table:style-name="odsStyleTableCell-f1418ff865f2d836e6abca462538adc2" office:value-type="string">
            <text:p>TND</text:p>
          </table:table-cell>
          <table:table-cell table:style-name="odsStyleTableCell-0dffdbea1870d12b3a485e9fad99205f" office:value-type="string">
            <text:p>2.19436</text:p>
          </table:table-cell>
          <table:table-cell table:style-name="odsStyleTableCell-0dffdbea1870d12b3a485e9fad99205f" office:value-type="string">
            <text:p>3.12620</text:p>
          </table:table-cell>
        </table:table-row>
        <table:table-row table:style-name="ro1">
          <table:table-cell table:style-name="odsStyleTableCell-f1418ff865f2d836e6abca462538adc2" office:value-type="string">
            <text:p>TURQUÍA</text:p>
          </table:table-cell>
          <table:table-cell table:style-name="odsStyleTableCell-f1418ff865f2d836e6abca462538adc2" office:value-type="string">
            <text:p>LIRA TURCA</text:p>
          </table:table-cell>
          <table:table-cell table:style-name="odsStyleTableCell-f1418ff865f2d836e6abca462538adc2" office:value-type="string">
            <text:p>TRY</text:p>
          </table:table-cell>
          <table:table-cell table:style-name="odsStyleTableCell-0dffdbea1870d12b3a485e9fad99205f" office:value-type="string">
            <text:p>0.22528</text:p>
          </table:table-cell>
          <table:table-cell table:style-name="odsStyleTableCell-0dffdbea1870d12b3a485e9fad99205f" office:value-type="string">
            <text:p>30.45140</text:p>
          </table:table-cell>
        </table:table-row>
        <table:table-row table:style-name="ro1">
          <table:table-cell table:style-name="odsStyleTableCell-f1418ff865f2d836e6abca462538adc2" office:value-type="string">
            <text:p>URUGUAY</text:p>
          </table:table-cell>
          <table:table-cell table:style-name="odsStyleTableCell-f1418ff865f2d836e6abca462538adc2" office:value-type="string">
            <text:p>PESO</text:p>
          </table:table-cell>
          <table:table-cell table:style-name="odsStyleTableCell-f1418ff865f2d836e6abca462538adc2" office:value-type="string">
            <text:p>UYU</text:p>
          </table:table-cell>
          <table:table-cell table:style-name="odsStyleTableCell-0dffdbea1870d12b3a485e9fad99205f" office:value-type="string">
            <text:p>0.17553</text:p>
          </table:table-cell>
          <table:table-cell table:style-name="odsStyleTableCell-0dffdbea1870d12b3a485e9fad99205f" office:value-type="string">
            <text:p>39.08270</text:p>
          </table:table-cell>
        </table:table-row>
        <table:table-row table:style-name="ro1">
          <table:table-cell table:style-name="odsStyleTableCell-f1418ff865f2d836e6abca462538adc2" office:value-type="string">
            <text:p>VENEZUELA</text:p>
          </table:table-cell>
          <table:table-cell table:style-name="odsStyleTableCell-f1418ff865f2d836e6abca462538adc2" office:value-type="string">
            <text:p>BOLIVAR DIGITAL</text:p>
          </table:table-cell>
          <table:table-cell table:style-name="odsStyleTableCell-f1418ff865f2d836e6abca462538adc2" office:value-type="string">
            <text:p>VES</text:p>
          </table:table-cell>
          <table:table-cell table:style-name="odsStyleTableCell-0dffdbea1870d12b3a485e9fad99205f" office:value-type="string">
            <text:p>0.18959</text:p>
          </table:table-cell>
          <table:table-cell table:style-name="odsStyleTableCell-0dffdbea1870d12b3a485e9fad99205f" office:value-type="string">
            <text:p>36.18240</text:p>
          </table:table-cell>
        </table:table-row>
        <table:table-row table:style-name="ro1">
          <table:table-cell table:style-name="odsStyleTableCell-f1418ff865f2d836e6abca462538adc2" office:value-type="string">
            <text:p>VIETNAM</text:p>
          </table:table-cell>
          <table:table-cell table:style-name="odsStyleTableCell-f1418ff865f2d836e6abca462538adc2" office:value-type="string">
            <text:p>DONG</text:p>
          </table:table-cell>
          <table:table-cell table:style-name="odsStyleTableCell-f1418ff865f2d836e6abca462538adc2" office:value-type="string">
            <text:p>VND</text:p>
          </table:table-cell>
          <table:table-cell table:style-name="odsStyleTableCell-0dffdbea1870d12b3a485e9fad99205f" office:value-type="string">
            <text:p>0.00028</text:p>
          </table:table-cell>
          <table:table-cell table:style-name="odsStyleTableCell-0dffdbea1870d12b3a485e9fad99205f" office:value-type="string">
            <text:p>24,352.50000</text:p>
          </table:table-cell>
        </table:table-row>
        <table:table-row table:style-name="ro1">
          <table:table-cell table:style-name="odsStyleTableCell-f1418ff865f2d836e6abca462538adc2" office:value-type="string">
            <text:p/>
          </table:table-cell>
          <table:table-cell table:style-name="odsStyleTableCell-f1418ff865f2d836e6abca462538adc2" office:value-type="string">
            <text:p>DERECHO ESPECIAL DE GIRO</text:p>
          </table:table-cell>
          <table:table-cell table:style-name="odsStyleTableCell-f1418ff865f2d836e6abca462538adc2" office:value-type="string">
            <text:p>USD/D.E.G.</text:p>
          </table:table-cell>
          <table:table-cell table:style-name="odsStyleTableCell-0dffdbea1870d12b3a485e9fad99205f" office:value-type="string">
            <text:p/>
          </table:table-cell>
          <table:table-cell table:style-name="odsStyleTableCell-0dffdbea1870d12b3a485e9fad99205f" office:value-type="string">
            <text:p>1.33282</text:p>
          </table:table-cell>
        </table:table-row>
        <table:table-row table:style-name="ro1">
          <table:table-cell table:style-name="odsStyleTableCell-f1418ff865f2d836e6abca462538adc2" office:value-type="string">
            <text:p/>
          </table:table-cell>
          <table:table-cell table:style-name="odsStyleTableCell-f1418ff865f2d836e6abca462538adc2" office:value-type="string">
            <text:p>UNIDAD DE FOMENTO DE VIVIENDA</text:p>
          </table:table-cell>
          <table:table-cell table:style-name="odsStyleTableCell-f1418ff865f2d836e6abca462538adc2" office:value-type="string">
            <text:p>Bs/UFV</text:p>
          </table:table-cell>
          <table:table-cell table:style-name="odsStyleTableCell-0dffdbea1870d12b3a485e9fad99205f" office:value-type="string">
            <text:p/>
          </table:table-cell>
          <table:table-cell table:style-name="odsStyleTableCell-0dffdbea1870d12b3a485e9fad99205f" office:value-type="string">
            <text:p>2.47923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8fcfef2775ebb9bd5ff70838bcf3b74d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0feb5d108310b87dfee04becea5dfa84" office:value-type="string">
            <text:p> </text:p>
          </table:table-cell>
          <table:table-cell table:style-name="odsStyleTableCell-0feb5d108310b87dfee04becea5dfa84" office:value-type="string">
            <text:p>UNIDAD MONETARIA</text:p>
          </table:table-cell>
          <table:table-cell table:style-name="odsStyleTableCell-0feb5d108310b87dfee04becea5dfa84" office:value-type="string">
            <text:p>MONEDA</text:p>
          </table:table-cell>
          <table:table-cell table:style-name="odsStyleTableCell-0feb5d108310b87dfee04becea5dfa84" office:value-type="string">
            <text:p>TIPO DE CAMBIO EN M.E.</text:p>
          </table:table-cell>
        </table:table-row>
        <table:table-row table:style-name="ro1">
          <table:table-cell table:style-name="odsStyleTableCell-f1418ff865f2d836e6abca462538adc2" office:value-type="string">
            <text:p>ORO</text:p>
          </table:table-cell>
          <table:table-cell table:style-name="odsStyleTableCell-f1418ff865f2d836e6abca462538adc2" office:value-type="string">
            <text:p>ONZA TROY ORO</text:p>
          </table:table-cell>
          <table:table-cell table:style-name="odsStyleTableCell-f1418ff865f2d836e6abca462538adc2" office:value-type="string">
            <text:p>USD./O.T.F.</text:p>
          </table:table-cell>
          <table:table-cell table:style-name="odsStyleTableCell-0dffdbea1870d12b3a485e9fad99205f" office:value-type="string">
            <text:p>2,038.44000</text:p>
          </table:table-cell>
        </table:table-row>
        <table:table-row table:style-name="ro1">
          <table:table-cell table:style-name="odsStyleTableCell-f1418ff865f2d836e6abca462538adc2" office:value-type="string">
            <text:p>PLATA</text:p>
          </table:table-cell>
          <table:table-cell table:style-name="odsStyleTableCell-f1418ff865f2d836e6abca462538adc2" office:value-type="string">
            <text:p>ONZA TROY PLATA</text:p>
          </table:table-cell>
          <table:table-cell table:style-name="odsStyleTableCell-f1418ff865f2d836e6abca462538adc2" office:value-type="string">
            <text:p>USD./O.T.F.</text:p>
          </table:table-cell>
          <table:table-cell table:style-name="odsStyleTableCell-0dffdbea1870d12b3a485e9fad99205f" office:value-type="string">
            <text:p>22.7055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8fcfef2775ebb9bd5ff70838bcf3b74d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0feb5d108310b87dfee04becea5dfa84" office:value-type="string">
            <text:p> </text:p>
          </table:table-cell>
          <table:table-cell table:style-name="odsStyleTableCell-0feb5d108310b87dfee04becea5dfa84" office:value-type="string">
            <text:p>1 MES</text:p>
          </table:table-cell>
          <table:table-cell table:style-name="odsStyleTableCell-0feb5d108310b87dfee04becea5dfa84" office:value-type="string">
            <text:p>3 MESES</text:p>
          </table:table-cell>
          <table:table-cell table:style-name="odsStyleTableCell-0feb5d108310b87dfee04becea5dfa84" office:value-type="string">
            <text:p>6 MESES</text:p>
          </table:table-cell>
        </table:table-row>
        <table:table-row table:style-name="ro1">
          <table:table-cell table:style-name="odsStyleTableCell-e5e41dcd600c61d9aba34ab6f1eff490" office:value-type="string">
            <text:p>TASA LIBOR(USD)</text:p>
          </table:table-cell>
          <table:table-cell table:style-name="odsStyleTableCell-0dffdbea1870d12b3a485e9fad99205f" office:value-type="string">
            <text:p>5.44</text:p>
          </table:table-cell>
          <table:table-cell table:style-name="odsStyleTableCell-0dffdbea1870d12b3a485e9fad99205f" office:value-type="string">
            <text:p>5.53</text:p>
          </table:table-cell>
          <table:table-cell table:style-name="odsStyleTableCell-0dffdbea1870d12b3a485e9fad99205f" office:value-type="string">
            <text:p>5.51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f1418ff865f2d836e6abca462538adc2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6T13:16:59</meta:creation-date>
    <meta:generator>ods générator</meta:generator>
    <dc:date>2024-10-16T13:16:59</dc:date>
    <meta:editing-duration>PT1S</meta:editing-duration>
    <meta:editing-cycles>1</meta:editing-cycles>
    <meta:document-statistic meta:table-count="1" meta:cell-count="4" meta:object-count="0"/>
  </office:meta>
</office:document-meta>
</file>